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3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3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14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15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16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17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18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19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20" style:family="paragraph" style:parent-style-name="Standard">
      <style:text-properties fo:font-size="15pt" fo:language="zxx" fo:country="none" officeooo:rsid="0018b3f2" officeooo:paragraph-rsid="0018b3f2" style:font-size-asian="15pt" style:language-asian="zxx" style:country-asian="none" style:font-size-complex="15pt" style:language-complex="zxx" style:country-complex="none"/>
    </style:style>
    <style:style style:name="P21" style:family="paragraph" style:parent-style-name="Standard">
      <style:text-properties fo:language="zxx" fo:country="none" officeooo:rsid="0018b3f2" officeooo:paragraph-rsid="0018b3f2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ada86"/>
    </style:style>
    <style:style style:name="T4" style:family="text">
      <style:text-properties fo:language="en" fo:country="US" officeooo:rsid="001c8585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ada86"/>
    </style:style>
    <style:style style:name="T7" style:family="text">
      <style:text-properties fo:language="ru" fo:country="RU" officeooo:rsid="001c8585"/>
    </style:style>
    <style:style style:name="T8" style:family="text">
      <style:text-properties officeooo:rsid="000f2bda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officeooo:rsid="000ff5a8"/>
    </style:style>
    <style:style style:name="T11" style:family="text">
      <style:text-properties officeooo:rsid="000e80ff"/>
    </style:style>
    <style:style style:name="T12" style:family="text">
      <style:text-properties officeooo:rsid="000f2ecc"/>
    </style:style>
    <style:style style:name="T13" style:family="text">
      <style:text-properties officeooo:rsid="00110295"/>
    </style:style>
    <style:style style:name="T14" style:family="text">
      <style:text-properties officeooo:rsid="0016d64d"/>
    </style:style>
    <style:style style:name="T15" style:family="text">
      <style:text-properties officeooo:rsid="000f99a4"/>
    </style:style>
    <style:style style:name="T16" style:family="text">
      <style:text-properties officeooo:rsid="00101e7f"/>
    </style:style>
    <style:style style:name="T17" style:family="text">
      <style:text-properties officeooo:rsid="0011c8f7"/>
    </style:style>
    <style:style style:name="T18" style:family="text">
      <style:text-properties officeooo:rsid="00215453"/>
    </style:style>
    <style:style style:name="T19" style:family="text">
      <style:text-properties officeooo:rsid="00227165"/>
    </style:style>
    <style:style style:name="T20" style:family="text">
      <style:text-properties officeooo:rsid="001ef826"/>
    </style:style>
    <style:style style:name="T21" style:family="text">
      <style:text-properties officeooo:rsid="0017db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уководство к языку программирования «nom».</text:p>
      <text:p text:style-name="P3"/>
      <text:p text:style-name="P13">Основные сведения.</text:p>
      <text:p text:style-name="P3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3.5:</text:p>
      <text:p text:style-name="P3"/>
      <text:p text:style-name="P15">nom аргумент1.nom аргумент2.ncp</text:p>
      <text:p text:style-name="P3"/>
      <text:p text:style-name="P3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1">com / .out</text:span> в некоторых других системах).</text:p>
      <text:p text:style-name="P3"/>
      <text:p text:style-name="P4"><text:span text:style-name="T9">Лексемы в nom разделяются на 3 группы:</text:span> </text:p>
      <text:p text:style-name="P4"/>
      <text:p text:style-name="P4"><text:span text:style-name="T9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4"/>
      <text:p text:style-name="P4"><text:span text:style-name="T9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8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4"/>
      <text:p text:style-name="P5"><text:span text:style-name="T9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5"/>
      <text:p text:style-name="P14">Синтаксис языка nom.</text:p>
      <text:p text:style-name="P14"/>
      <text:p text:style-name="P19">Основное правило синтаксиса языка <text:span text:style-name="T1">nom – </text:span>все лексемы разделяются пробелами.</text:p>
      <text:p text:style-name="P5"/>
      <text:p text:style-name="P16">Синтаксис директив и ключевых слов в языке nom:</text:p>
      <text:p text:style-name="P6">Ключевые слова:</text:p>
      <text:p text:style-name="P6">nil<text:tab/>crg<text:tab/>crc<text:tab/>prg<text:tab/>prc<text:tab/>com<text:tab/>put<text:tab/>add <text:tab/>subt<text:tab/><text:span text:style-name="T14">mult<text:tab/>div<text:tab/>cmp</text:span></text:p>
      <text:p text:style-name="P6"/>
      <text:p text:style-name="P6">nil – слово-ноль применяется для повышения ясности кода, в ситуациях когда что-либо отсутствует. </text:p>
      <text:p text:style-name="P22">crg – имеет действие аналогичное команде CRG. <text:span text:style-name="T6">В</text:span><text:span text:style-name="T15">ыбор регистра.</text:span></text:p>
      <text:p text:style-name="P22">crc – имеет действие аналогичное команде CRC. <text:span text:style-name="T15">Выбор ячейки.</text:span></text:p>
      <text:p text:style-name="P22">prg – имеет действие аналогичное команде PRG. <text:span text:style-name="T15">Положить данные в нулевую ячейку выбранного регистра.</text:span></text:p>
      <text:p text:style-name="P22">prc – имеет действие аналогичное команде PRC.<text:span text:style-name="T15"> </text:span><text:span text:style-name="T6">П</text:span><text:span text:style-name="T15">оложить данные в <text:s/>выбранную ячейку в выбранный регистр.</text:span></text:p>
      <text:p text:style-name="P22"><text:span text:style-name="T10">com</text:span> – имеет действие аналогичное команде <text:span text:style-name="T10">COM</text:span>. <text:span text:style-name="T16">Использование инструкции с выбранным кодом.</text:span></text:p>
      <text:p text:style-name="P22"><text:span text:style-name="T10">put </text:span>– имеет действие аналогичное команде <text:span text:style-name="T10">PUT</text:span>. <text:span text:style-name="T16">Вывод значений на экран.</text:span></text:p>
      <text:p text:style-name="P22"><text:soft-page-break/><text:span text:style-name="T10">add</text:span> – имеет действие аналогичное команде <text:span text:style-name="T10">ACCADD</text:span>. <text:span text:style-name="T6">У</text:span><text:span text:style-name="T16">величение значения в аккумуляторе на выбранное количество единиц.</text:span></text:p>
      <text:p text:style-name="P22"><text:span text:style-name="T10">subt</text:span> – имеет действие аналогичное команде <text:span text:style-name="T10">ACCSUBT</text:span>. <text:span text:style-name="T6">У</text:span><text:span text:style-name="T16">меньшение значения в аккумуляторе на выбранное количество единиц.</text:span></text:p>
      <text:p text:style-name="P25">mult – имеет действие аналогичное ACCMULT. <text:span text:style-name="T18">Умножение аккумулятора.</text:span></text:p>
      <text:p text:style-name="P25"><text:span text:style-name="T1">d</text:span><text:span text:style-name="T5">iv</text:span> – имеет действие аналогичное ACCDIV. <text:span text:style-name="T19">Деление аккумулятора.</text:span></text:p>
      <text:p text:style-name="P22">c<text:span text:style-name="T10">mp</text:span> – имеет действие аналогичное команде C<text:span text:style-name="T10">MP</text:span>. <text:span text:style-name="T16">Сравнение значений регистров.</text:span></text:p>
      <text:p text:style-name="P26"><text:span text:style-name="T2">i</text:span>nput – имеет действие аналогичное команде INPUT. <text:span text:style-name="T20">Ввод значений с клавиатуры.</text:span></text:p>
      <text:p text:style-name="P7"/>
      <text:p text:style-name="P9">Директивы:</text:p>
      <text:p text:style-name="P9">.jump <text:s text:c="3"/><text:span text:style-name="T12">.</text:span>point <text:s text:c="3"/>.deb <text:s text:c="3"/>.main <text:s text:c="3"/>.restart <text:s text:c="3"/>.quit <text:s text:c="3"/>.clear <text:s text:c="3"/>.goback <text:s text:c="3"/>.end</text:p>
      <text:p text:style-name="P9"/>
      <text:p text:style-name="P23">.jump – имеет действие аналогичное команде GJP. <text:span text:style-name="T15">Перейти к JPT с выбранным кодом.</text:span></text:p>
      <text:p text:style-name="P23">.point – имеет действие аналогичное команде JPT. <text:span text:style-name="T17">Создаёт метку.</text:span></text:p>
      <text:p text:style-name="P24">.deb – имеет действие аналогичное команде DEB. <text:span text:style-name="T17">Выводит номер читаемой ячейки памяти.</text:span></text:p>
      <text:p text:style-name="P24">.main – имеет действие аналогичное команде MAIN. <text:span text:style-name="T7">У</text:span><text:span text:style-name="T16">казывает на начало программы.</text:span></text:p>
      <text:p text:style-name="P24">.restart – имеет действие аналогичное команде RESTART. <text:span text:style-name="T16">Начинает исполнение программы сызнова.</text:span></text:p>
      <text:p text:style-name="P24">.<text:span text:style-name="T13">quit </text:span>– имеет действие аналогичное команде <text:span text:style-name="T13">QUIT</text:span>. <text:span text:style-name="T16">Завершает выполнение программы.</text:span></text:p>
      <text:p text:style-name="P24">.<text:span text:style-name="T13">clear </text:span>– имеет действие аналогичное команде <text:span text:style-name="T13">CLEAR</text:span>. <text:span text:style-name="T7">С</text:span><text:span text:style-name="T16">тирает код программы из памяти.</text:span></text:p>
      <text:p text:style-name="P24">.<text:span text:style-name="T13">goback </text:span>– имеет действие аналогичное команде <text:span text:style-name="T13">GOBACK</text:span>. <text:span text:style-name="T16">Возвращает выполнение программы в изначальную точку.</text:span></text:p>
      <text:p text:style-name="P24">.<text:span text:style-name="T13">end </text:span>– имеет действие аналогичное команде <text:span text:style-name="T13">END</text:span>. <text:span text:style-name="T21">Конец программы.</text:span></text:p>
      <text:p text:style-name="P10"/>
      <text:p text:style-name="P8">Флаги:</text:p>
      <text:p text:style-name="P8">_stdi<text:tab/>_stda<text:tab/>_stdc<text:tab/>_cwr<text:tab/>_vwr<text:tab/>_all<text:tab/>_acc<text:tab/>_cacc</text:p>
      <text:p text:style-name="P8">_stdi – указывает на то что данные это число из регистра.</text:p>
      <text:p text:style-name="P8">_stda – указывает на то что данные это адрес из регистра.</text:p>
      <text:p text:style-name="P8">_stdc – указывает на то что данные это символ из регистра.</text:p>
      <text:p text:style-name="P8">_cwr – указывает на то что данные это символ, не связанный с регистром.</text:p>
      <text:p text:style-name="P8">_vwr – указывает на то что данные это число, не связанное с регистром.</text:p>
      <text:p text:style-name="P8">_all – специальный флаг применяемый к .clear.</text:p>
      <text:p text:style-name="P8">_acc – флаг указывающий на то что данные это число из аккумулятора.</text:p>
      <text:p text:style-name="P8">_сacc – флаг указывающий на то что данные это символ из аккумулятора.</text:p>
      <text:p text:style-name="P10"/>
      <text:p text:style-name="P17">Синтаксис программ:</text:p>
      <text:p text:style-name="P11"/>
      <text:p text:style-name="P11">.main – Начало программы</text:p>
      <text:p text:style-name="P11">[основной код программы]</text:p>
      <text:p text:style-name="P11">.end – Конец программы</text:p>
      <text:p text:style-name="P11"/>
      <text:p text:style-name="P11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1"/>
      <text:p text:style-name="P18">Комментарии:</text:p>
      <text:p text:style-name="P18"/>
      <text:p text:style-name="P12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2"/>
      <text:p text:style-name="P12">* Hi, how are you? *</text:p>
      <text:p text:style-name="P12"><text:soft-page-break/></text:p>
      <text:p text:style-name="P12">Компилятор не выдаст ошибки потому что сообщение «Hi, how are you?» обрамляется (*), а значит является комментарием.</text:p>
      <text:p text:style-name="P12"/>
      <text:p text:style-name="P20">Замечания по поводу применения языка nom</text:p>
      <text:p text:style-name="P21"/>
      <text:p text:style-name="P21">Не стоит использовать nom в сложных проектах, так-как этот язык является подобием ассемблера для TVM, и не предназначен для написания полноценных программ. Его можно использовать в каких-либо низкоуровневых программах, например драйверах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4-01T21:23:41.931000000</dc:date>
    <meta:editing-duration>PT50M47S</meta:editing-duration>
    <meta:editing-cycles>9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59" meta:word-count="738" meta:character-count="5261" meta:non-whitespace-character-count="4519"/>
  </office:meta>
</office:document-meta>
</file>